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gradient" draw:fill-color="#99ccff" draw:fill-gradient-name="Gradient_20_12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50.271cm" svg:height="0.632cm" svg:x="-14.311cm" svg:y="13.665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0" draw:display-name="Gradient 10" draw:style="ellipsoid" draw:cx="50%" draw:cy="50%" draw:start-color="#000000" draw:end-color="#2323dc" draw:start-intensity="100%" draw:end-intensity="40%" draw:angle="0" draw:border="5%"/>
    <draw:gradient draw:name="Gradient_20_11" draw:display-name="Gradient 11" draw:style="ellipsoid" draw:cx="50%" draw:cy="50%" draw:start-color="#000000" draw:end-color="#2323dc" draw:start-intensity="100%" draw:end-intensity="40%" draw:angle="0" draw:border="10%"/>
    <draw:gradient draw:name="Gradient_20_12" draw:display-name="Gradient 12" draw:style="ellipsoid" draw:cx="50%" draw:cy="50%" draw:start-color="#000000" draw:end-color="#2323dc" draw:start-intensity="100%" draw:end-intensity="30%" draw:angle="0" draw:border="20%"/>
    <draw:gradient draw:name="Gradient_20_9" draw:display-name="Gradient 9" draw:style="ellipsoid" draw:cx="50%" draw:cy="50%" draw:start-color="#000000" draw:end-color="#2323dc" draw:start-intensity="100%" draw:end-intensity="85%" draw:angle="0" draw:border="5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vid Zemon</meta:initial-creator>
    <meta:creation-date>2010-11-04T02:04:48.10</meta:creation-date>
    <dc:date>2010-11-04T02:10:12.15</dc:date>
    <dc:creator>David Zemon</dc:creator>
    <meta:editing-duration>PT00H00M12S</meta:editing-duration>
    <meta:editing-cycles>1</meta:editing-cycles>
    <meta:document-statistic meta:object-count="1"/>
    <meta:generator>OpenOffice.org/3.2$Win32 OpenOffice.org_project/320m18$Build-9502</meta:generator>
  </office:meta>
</office:document-meta>
</file>